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4">
      <style:paragraph-properties fo:margin-left="0in" fo:margin-right="0in" fo:text-indent="0in" style:auto-text-indent="false"/>
      <style:text-properties officeooo:paragraph-rsid="00187cbc"/>
    </style:style>
    <style:style style:name="P2" style:family="paragraph" style:parent-style-name="Heading_20_4">
      <style:paragraph-properties fo:margin-left="0in" fo:margin-right="0in" fo:text-indent="0in" style:auto-text-indent="false"/>
      <style:text-properties officeooo:rsid="00187cbc" officeooo:paragraph-rsid="00187cbc"/>
    </style:style>
    <style:style style:name="P3" style:family="paragraph" style:parent-style-name="Standard">
      <style:text-properties officeooo:rsid="001257eb" officeooo:paragraph-rsid="001257eb"/>
    </style:style>
    <style:style style:name="P4" style:family="paragraph" style:parent-style-name="Standard">
      <style:text-properties officeooo:paragraph-rsid="001257eb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2debe" officeooo:paragraph-rsid="00157f9b"/>
    </style:style>
    <style:style style:name="P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157f9b"/>
    </style:style>
    <style:style style:name="P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172e25"/>
    </style:style>
    <style:style style:name="P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187cbc"/>
    </style:style>
    <style:style style:name="P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87cbc" officeooo:paragraph-rsid="00187cbc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paragraph-rsid="00187cbc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rsid="00187cbc" officeooo:paragraph-rsid="00187cbc"/>
    </style:style>
    <style:style style:name="T1" style:family="text">
      <style:text-properties officeooo:rsid="001257eb"/>
    </style:style>
    <style:style style:name="T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normal" fo:font-weight="normal" officeooo:rsid="0012debe" style:font-size-asian="10pt" style:font-style-asian="normal" style:font-weight-asian="normal"/>
    </style:style>
    <style:style style:name="T6" style:family="text">
      <style:text-properties fo:color="#080808" loext:opacity="100%" style:font-name="JetBrains Mono" fo:font-size="10pt" fo:font-style="normal" fo:font-weight="normal" officeooo:rsid="00172e25" style:font-size-asian="10pt" style:font-style-asian="normal" style:font-weight-asian="normal"/>
    </style:style>
    <style:style style:name="T7" style:family="text">
      <style:text-properties fo:color="#080808" loext:opacity="100%" style:font-name="JetBrains Mono" fo:font-size="10pt" fo:font-style="normal" fo:font-weight="normal" officeooo:rsid="00187cbc" style:font-size-asian="10pt" style:font-style-asian="normal" style:font-weight-asian="normal"/>
    </style:style>
    <style:style style:name="T8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officeooo:rsid="00187c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</text:span>Variable Declaration and Initialization</text:p>
      <text:p text:style-name="P10">Write a Java program that demonstrates proper variable declaration and initialization for different data types. **Requirements:** - Declare and initialize variables of different primitive data types (int, double, boolean, char) - Print the values of all variables - Show proper naming conventions</text:p>
      <text:p text:style-name="P3"/>
      <text:p text:style-name="P3">Ans:</text:p>
      <text:p text:style-name="P6" loext:marker-style-name="T4"><text:span text:style-name="T2">package </text:span><text:span text:style-name="T3">Test</text:span><text:span text:style-name="T4">;<text:line-break/><text:line-break/></text:span><text:span text:style-name="T2">public class </text:span><text:span text:style-name="T3">JavaBAsic </text:span><text:span text:style-name="T4">{<text:line-break/> <text:s text:c="3"/></text:span><text:span text:style-name="T2">public static void </text:span><text:span text:style-name="T8">main</text:span><text:span text:style-name="T4">(</text:span><text:span text:style-name="T3">String</text:span><text:span text:style-name="T4">[] </text:span><text:span text:style-name="T3">args</text:span><text:span text:style-name="T4">) {<text:line-break/><text:line-break/> <text:s text:c="7"/></text:span><text:span text:style-name="T2">int </text:span><text:span text:style-name="T3">i </text:span><text:span text:style-name="T4">= </text:span><text:span text:style-name="T9">10</text:span><text:span text:style-name="T4">;<text:line-break/> <text:s text:c="7"/></text:span><text:span text:style-name="T2">char </text:span><text:span text:style-name="T3">c </text:span><text:span text:style-name="T4">= </text:span><text:span text:style-name="T10">'A'</text:span><text:span text:style-name="T4">;<text:line-break/> <text:s text:c="7"/></text:span><text:span text:style-name="T2">double </text:span><text:span text:style-name="T3">d </text:span><text:span text:style-name="T4">= </text:span><text:span text:style-name="T9">3.14</text:span><text:span text:style-name="T4">;<text:line-break/> <text:s text:c="7"/></text:span><text:span text:style-name="T2">boolean </text:span><text:span text:style-name="T3">b </text:span><text:span text:style-name="T4">= </text:span><text:span text:style-name="T2">true</text:span><text:span text:style-name="T4">;<text:line-break/><text:line-break/> <text:s text:c="7"/></text:span><text:span text:style-name="T3">System</text:span><text:span text:style-name="T4">.</text:span><text:span text:style-name="T11">out</text:span><text:span text:style-name="T4">.println(</text:span><text:span text:style-name="T10">"Integer:" </text:span><text:span text:style-name="T4">+ </text:span><text:span text:style-name="T3">i </text:span><text:span text:style-name="T4">+ </text:span><text:span text:style-name="T10">" Character:" </text:span><text:span text:style-name="T4">+ </text:span><text:span text:style-name="T3">c </text:span><text:span text:style-name="T4">+ </text:span><text:span text:style-name="T10">" Double: " </text:span><text:span text:style-name="T4">+ </text:span><text:span text:style-name="T3">d </text:span><text:span text:style-name="T4">+ </text:span><text:span text:style-name="T10">" Boolean: " </text:span><text:span text:style-name="T4">+ </text:span><text:span text:style-name="T3">b</text:span><text:span text:style-name="T4">);<text:line-break/><text:line-break/><text:line-break/><text:line-break/> <text:s text:c="3"/>}<text:line-break/>}<text:line-break/></text:span></text:p>
      <text:p text:style-name="P6" loext:marker-style-name="T4"><text:span text:style-name="T5">2.</text:span><text:span text:style-name="T4">Create a Java program that demonstrates various arithmetic and assignment operators. **Requirements:** - Use +, -, *, /, % operators - Demonstrate assignment operators (=, +=, -=, *=, /=) - Show the results of each operation </text:span></text:p>
      <text:p text:style-name="P5" loext:marker-style-name="T4"><text:span text:style-name="T4"/></text:p>
      <text:p text:style-name="P5" loext:marker-style-name="T4"><text:span text:style-name="T4">Ans:</text:span></text:p>
      <text:p text:style-name="P7" loext:marker-style-name="T4"><text:span text:style-name="T2">package </text:span><text:span text:style-name="T3">Test</text:span><text:span text:style-name="T4">;<text:line-break/><text:line-break/></text:span><text:span text:style-name="T2">public class </text:span><text:span text:style-name="T3">ArithmeticAssignmentDemo </text:span><text:span text:style-name="T4">{<text:line-break/> <text:s text:c="7"/></text:span><text:span text:style-name="T2">public static void </text:span><text:span text:style-name="T8">main</text:span><text:span text:style-name="T4">(</text:span><text:span text:style-name="T3">String</text:span><text:span text:style-name="T4">[] </text:span><text:span text:style-name="T3">args</text:span><text:span text:style-name="T4">) {<text:line-break/><text:line-break/> <text:s text:c="11"/></text:span><text:span text:style-name="T2">int </text:span><text:span text:style-name="T3">num1 </text:span><text:span text:style-name="T4">= </text:span><text:span text:style-name="T9">10</text:span><text:span text:style-name="T4">;<text:line-break/> <text:s text:c="11"/></text:span><text:span text:style-name="T2">int </text:span><text:span text:style-name="T3">num2 </text:span><text:span text:style-name="T4">= </text:span><text:span text:style-name="T9">5</text:span><text:span text:style-name="T4">;<text:line-break/><text:line-break/> <text:s text:c="11"/></text:span><text:span text:style-name="T12">// Arithmetic operations<text:line-break/> <text:s text:c="11"/></text:span><text:span text:style-name="T3">System</text:span><text:span text:style-name="T4">.</text:span><text:span text:style-name="T11">out</text:span><text:span text:style-name="T4">.println(</text:span><text:span text:style-name="T10">"Addition: " </text:span><text:span text:style-name="T4">+ (</text:span><text:span text:style-name="T3">num1 </text:span><text:span text:style-name="T4">+ </text:span><text:span text:style-name="T3">num2</text:span><text:span text:style-name="T4">) +<text:line-break/> <text:s text:c="19"/></text:span><text:span text:style-name="T10">" Subtraction: " </text:span><text:span text:style-name="T4">+ (</text:span><text:span text:style-name="T3">num1 </text:span><text:span text:style-name="T4">- </text:span><text:span text:style-name="T3">num2</text:span><text:span text:style-name="T4">) +<text:line-break/> <text:s text:c="19"/></text:span><text:span text:style-name="T10">" Multiplication: " </text:span><text:span text:style-name="T4">+ (</text:span><text:span text:style-name="T3">num1 </text:span><text:span text:style-name="T4">* </text:span><text:span text:style-name="T3">num2</text:span><text:span text:style-name="T4">) +<text:line-break/> <text:s text:c="19"/></text:span><text:span text:style-name="T10">" Division: " </text:span><text:span text:style-name="T4">+ (</text:span><text:span text:style-name="T3">num1 </text:span><text:span text:style-name="T4">/ </text:span><text:span text:style-name="T3">num2</text:span><text:span text:style-name="T4">) +<text:line-break/> <text:s text:c="19"/></text:span><text:span text:style-name="T10">" Modulus: " </text:span><text:span text:style-name="T4">+ (</text:span><text:span text:style-name="T3">num1 </text:span><text:span text:style-name="T4">% </text:span><text:span text:style-name="T3">num2</text:span><text:span text:style-name="T4">));<text:line-break/><text:line-break/> <text:s text:c="11"/></text:span><text:span text:style-name="T12">// Assignment operators<text:line-break/> <text:s text:c="11"/></text:span><text:span text:style-name="T2">int </text:span><text:span text:style-name="T3">a </text:span><text:span text:style-name="T4">= </text:span><text:span text:style-name="T3">num1</text:span><text:span text:style-name="T4">;<text:line-break/> <text:s text:c="11"/></text:span><text:span text:style-name="T3">a </text:span><text:span text:style-name="T4">+= </text:span><text:span text:style-name="T3">num2</text:span><text:span text:style-name="T4">; </text:span><text:span text:style-name="T3">System</text:span><text:span text:style-name="T4">.</text:span><text:span text:style-name="T11">out</text:span><text:span text:style-name="T4">.println(</text:span><text:span text:style-name="T10">"After += : " </text:span><text:span text:style-name="T4">+ </text:span><text:span text:style-name="T3">a</text:span><text:span text:style-name="T4">);<text:line-break/><text:line-break/> <text:s text:c="11"/></text:span><text:span text:style-name="T3">a </text:span><text:span text:style-name="T4">= </text:span><text:span text:style-name="T3">num1</text:span><text:span text:style-name="T4">;<text:line-break/> <text:s text:c="11"/></text:span><text:span text:style-name="T3">a </text:span><text:span text:style-name="T4">-= </text:span><text:span text:style-name="T3">num2</text:span><text:span text:style-name="T4">; </text:span><text:span text:style-name="T3">System</text:span><text:span text:style-name="T4">.</text:span><text:span text:style-name="T11">out</text:span><text:span text:style-name="T4">.println(</text:span><text:span text:style-name="T10">"After -= : " </text:span><text:span text:style-name="T4">+ </text:span><text:span text:style-name="T3">a</text:span><text:span text:style-name="T4">);<text:line-break/><text:line-break/> <text:s text:c="11"/></text:span><text:span text:style-name="T3">a </text:span><text:span text:style-name="T4">= </text:span><text:span text:style-name="T3">num1</text:span><text:span text:style-name="T4">;<text:line-break/> <text:s text:c="11"/></text:span><text:span text:style-name="T3">a </text:span><text:span text:style-name="T4">*= </text:span><text:span text:style-name="T3">num2</text:span><text:span text:style-name="T4">; </text:span><text:span text:style-name="T3">System</text:span><text:span text:style-name="T4">.</text:span><text:span text:style-name="T11">out</text:span><text:span text:style-name="T4">.println(</text:span><text:span text:style-name="T10">"After *= : " </text:span><text:span text:style-name="T4">+ </text:span><text:span text:style-name="T3">a</text:span><text:span text:style-name="T4">);<text:line-break/><text:line-break/> <text:s text:c="11"/></text:span><text:span text:style-name="T3">a </text:span><text:span text:style-name="T4">= </text:span><text:span text:style-name="T3">num1</text:span><text:span text:style-name="T4">;<text:line-break/> <text:s text:c="11"/></text:span><text:span text:style-name="T3">a </text:span><text:span text:style-name="T4">/= </text:span><text:span text:style-name="T3">num2</text:span><text:span text:style-name="T4">; </text:span><text:span text:style-name="T3">System</text:span><text:span text:style-name="T4">.</text:span><text:span text:style-name="T11">out</text:span><text:span text:style-name="T4">.println(</text:span><text:span text:style-name="T10">"After /= : " </text:span><text:span text:style-name="T4">+ </text:span><text:span text:style-name="T3">a</text:span><text:span text:style-name="T4">);<text:line-break/> <text:s text:c="7"/>}<text:line-break/> <text:s text:c="3"/>}</text:span></text:p>
      <text:p text:style-name="P7" loext:marker-style-name="T4"><text:soft-page-break/><text:span text:style-name="T6"/></text:p>
      <text:p text:style-name="P7" loext:marker-style-name="T4"><text:span text:style-name="T6">3.Write a program that demonstrates comparison and logical operators. **Requirements:** - Use comparison operators (==, !=, &lt;, &gt;, &lt;=, &gt;=) - Use logical operators (&amp;&amp;, ||, !) - Print boolean results with explanatory messages</text:span></text:p>
      <text:p text:style-name="P11"/>
      <text:p text:style-name="P7" loext:marker-style-name="T4"><text:span text:style-name="T6"/></text:p>
      <text:p text:style-name="P7" loext:marker-style-name="T4"><text:span text:style-name="T6">Ans:</text:span></text:p>
      <text:p text:style-name="P7" loext:marker-style-name="T4"><text:span text:style-name="T6">public class ComparisonLogicalDemo {</text:span></text:p>
      <text:p text:style-name="P7" loext:marker-style-name="T4"><text:span text:style-name="T6"/></text:p>
      <text:p text:style-name="P7" loext:marker-style-name="T4"><text:span text:style-name="T6"><text:s text:c="4"/>public static void main(String[] args) {</text:span></text:p>
      <text:p text:style-name="P7" loext:marker-style-name="T4"><text:span text:style-name="T6"/></text:p>
      <text:p text:style-name="P7" loext:marker-style-name="T4"><text:span text:style-name="T6"><text:s text:c="8"/>int a = 10, b = 5;</text:span></text:p>
      <text:p text:style-name="P7" loext:marker-style-name="T4"><text:span text:style-name="T6"/></text:p>
      <text:p text:style-name="P7" loext:marker-style-name="T4"><text:span text:style-name="T6"><text:s text:c="8"/>System.out.println(</text:span></text:p>
      <text:p text:style-name="P7" loext:marker-style-name="T4"><text:span text:style-name="T6"><text:s text:c="12"/>"a == b: " + (a == b) + </text:span></text:p>
      <text:p text:style-name="P7" loext:marker-style-name="T4"><text:span text:style-name="T6"><text:s text:c="12"/>" a != b: " + (a != b) + </text:span></text:p>
      <text:p text:style-name="P7" loext:marker-style-name="T4"><text:span text:style-name="T6"><text:s text:c="12"/>" a &gt; b: " + (a &gt; b) + </text:span></text:p>
      <text:p text:style-name="P7" loext:marker-style-name="T4"><text:span text:style-name="T6"><text:s text:c="12"/>" a &lt; b: " + (a &lt; b) + </text:span></text:p>
      <text:p text:style-name="P7" loext:marker-style-name="T4"><text:span text:style-name="T6"><text:s text:c="12"/>" a &gt;= b: " + (a &gt;= b) + </text:span></text:p>
      <text:p text:style-name="P7" loext:marker-style-name="T4"><text:span text:style-name="T6"><text:s text:c="12"/>" a &lt;= b: " + (a &lt;= b) + </text:span></text:p>
      <text:p text:style-name="P7" loext:marker-style-name="T4"><text:span text:style-name="T6"><text:s text:c="12"/>" (a &gt; b) &amp;&amp; (a &gt; 0): " + ((a &gt; b) &amp;&amp; (a &gt; 0)) + </text:span></text:p>
      <text:p text:style-name="P8" loext:marker-style-name="T4"><text:span text:style-name="T6"><text:s text:c="12"/>" (a &lt; b) || (a &gt; 0): " + ((a &lt; b) || (a &gt; 0))</text:span></text:p>
      <text:p text:style-name="P8" loext:marker-style-name="T4"><text:span text:style-name="T6"/></text:p>
      <text:p text:style-name="P8" loext:marker-style-name="T4"><text:span text:style-name="T7">4.Create a program that demonstrates pre-increment, post-increment, pre-decrement, and post-decrement operators. **Requirements:** - Show the difference between ++i and i++ - Show the difference between --i and i-- - Print values before and after operations </text:span><text:span text:style-name="T7"/></text:p>
      <text:p text:style-name="P8" loext:marker-style-name="T4"><text:span text:style-name="T7"/></text:p>
      <text:p text:style-name="P8" loext:marker-style-name="T4"><text:span text:style-name="T7">Ans:</text:span></text:p>
      <text:p text:style-name="P8" loext:marker-style-name="T4"><text:span text:style-name="T7">public class IncrementDecrementDemo {</text:span></text:p>
      <text:p text:style-name="P8" loext:marker-style-name="T4"><text:span text:style-name="T7"/></text:p>
      <text:p text:style-name="P8" loext:marker-style-name="T4"><text:span text:style-name="T7"><text:s text:c="4"/>public static void main(String[] args) {</text:span></text:p>
      <text:p text:style-name="P8" loext:marker-style-name="T4"><text:span text:style-name="T7"/></text:p>
      <text:p text:style-name="P8" loext:marker-style-name="T4"><text:span text:style-name="T7"><text:s text:c="8"/>int num = 5;</text:span></text:p>
      <text:p text:style-name="P8" loext:marker-style-name="T4"><text:span text:style-name="T7"><text:s text:c="8"/>System.out.println("Original: " + num);</text:span></text:p>
      <text:p text:style-name="P8" loext:marker-style-name="T4"><text:span text:style-name="T7"/></text:p>
      <text:p text:style-name="P8" loext:marker-style-name="T4"><text:span text:style-name="T7"><text:s text:c="8"/>// Pre-increment</text:span></text:p>
      <text:p text:style-name="P8" loext:marker-style-name="T4"><text:span text:style-name="T7"><text:s text:c="8"/>System.out.println("Pre-increment: " + (++num)); // increments first, then returns</text:span></text:p>
      <text:p text:style-name="P8" loext:marker-style-name="T4"><text:span text:style-name="T7"/></text:p>
      <text:p text:style-name="P8" loext:marker-style-name="T4"><text:span text:style-name="T7"><text:s text:c="8"/>// Post-increment</text:span></text:p>
      <text:p text:style-name="P8" loext:marker-style-name="T4"><text:span text:style-name="T7"><text:s text:c="8"/>System.out.println("Post-increment: " + (num++) + " (returned " + num + ")"); // returns first, then increments</text:span></text:p>
      <text:p text:style-name="P8" loext:marker-style-name="T4"><text:span text:style-name="T7"/></text:p>
      <text:p text:style-name="P8" loext:marker-style-name="T4"><text:span text:style-name="T7"><text:s text:c="8"/>// Pre-decrement</text:span></text:p>
      <text:p text:style-name="P8" loext:marker-style-name="T4"><text:span text:style-name="T7"><text:s text:c="8"/>System.out.println("Pre-decrement: " + (--num)); // decrements first, then returns</text:span></text:p>
      <text:p text:style-name="P8" loext:marker-style-name="T4"><text:span text:style-name="T7"/></text:p>
      <text:p text:style-name="P8" loext:marker-style-name="T4"><text:span text:style-name="T7"><text:s text:c="8"/>// Post-decrement</text:span></text:p>
      <text:p text:style-name="P8" loext:marker-style-name="T4"><text:span text:style-name="T7"><text:s text:c="8"/>System.out.println("Post-decrement: " + (num--) + " (returned " + num + ")"); // returns first, then decrements</text:span></text:p>
      <text:p text:style-name="P8" loext:marker-style-name="T4"><text:span text:style-name="T7"><text:s text:c="4"/>}</text:span></text:p>
      <text:p text:style-name="P8" loext:marker-style-name="T4"><text:span text:style-name="T7">}</text:span><text:span text:style-name="T4"><text:line-break/><text:line-break/></text:span></text:p>
      <text:p text:style-name="P8" loext:marker-style-name="T4"><text:span text:style-name="T13">5.</text:span>Write a program that demonstrates operator precedence and type casting in Java. **Requirements:** - Show operator precedence with complex expressions - Demonstrate implicit and explicit type casting - Print results with explanations</text:p>
      <text:h text:style-name="P1" text:outline-level="4"><text:span text:style-name="Source_20_Text"/></text:h>
      <text:p text:style-name="P12"><text:span text:style-name="Source_20_Text"/></text:p>
      <text:p text:style-name="P12"><text:span text:style-name="Source_20_Text"/></text:p>
      <text:p text:style-name="P12"><text:soft-page-break/><text:span text:style-name="Source_20_Text"><text:span text:style-name="T13">Ans:</text:span></text:span></text:p>
      <text:p text:style-name="P12"><text:span text:style-name="Source_20_Text">public class OperatorPrecedenceCasting {</text:span></text:p>
      <text:p text:style-name="P12"><text:span text:style-name="Source_20_Text"/></text:p>
      <text:p text:style-name="P12"><text:span text:style-name="Source_20_Text"><text:s text:c="4"/>public static void main(String[] args) {</text:span></text:p>
      <text:p text:style-name="P12"><text:span text:style-name="Source_20_Text"/></text:p>
      <text:p text:style-name="P12"><text:span text:style-name="Source_20_Text"><text:s text:c="8"/>// Hardcoded inputs</text:span></text:p>
      <text:p text:style-name="P12"><text:span text:style-name="Source_20_Text"><text:s text:c="8"/>int a = 10;</text:span></text:p>
      <text:p text:style-name="P12"><text:span text:style-name="Source_20_Text"><text:s text:c="8"/>double b = 3.5;</text:span></text:p>
      <text:p text:style-name="P12"><text:span text:style-name="Source_20_Text"/></text:p>
      <text:p text:style-name="P12"><text:span text:style-name="Source_20_Text"><text:s text:c="8"/>// Operator precedence example</text:span></text:p>
      <text:p text:style-name="P12"><text:span text:style-name="Source_20_Text"><text:s text:c="8"/>int expressionResult = a + (int)b * 3; // multiplication has higher precedence than addition</text:span></text:p>
      <text:p text:style-name="P12"><text:span text:style-name="Source_20_Text"><text:s text:c="8"/>System.out.println("Expression result: " + expressionResult);</text:span></text:p>
      <text:p text:style-name="P12"><text:span text:style-name="Source_20_Text"/></text:p>
      <text:p text:style-name="P12"><text:span text:style-name="Source_20_Text"><text:s text:c="8"/>// Implicit casting (int + double -&gt; double)</text:span></text:p>
      <text:p text:style-name="P12"><text:span text:style-name="Source_20_Text"><text:s text:c="8"/>double implicitCasting = a + b;</text:span></text:p>
      <text:p text:style-name="P12"><text:span text:style-name="Source_20_Text"><text:s text:c="8"/>System.out.println("Implicit casting: " + implicitCasting);</text:span></text:p>
      <text:p text:style-name="P12"><text:span text:style-name="Source_20_Text"/></text:p>
      <text:p text:style-name="P12"><text:span text:style-name="Source_20_Text"><text:s text:c="8"/>// Explicit casting (double to int)</text:span></text:p>
      <text:p text:style-name="P12"><text:span text:style-name="Source_20_Text"><text:s text:c="8"/>int explicitCasting = a + (int)b;</text:span></text:p>
      <text:p text:style-name="P12"><text:span text:style-name="Source_20_Text"><text:s text:c="8"/>System.out.println("Explicit casting: " + explicitCasting);</text:span></text:p>
      <text:p text:style-name="P12"><text:span text:style-name="Source_20_Text"><text:s text:c="4"/>}</text:span></text:p>
      <text:p text:style-name="P12"><text:span text:style-name="Source_20_Text">}</text:span></text:p>
      <text:p text:style-name="P9" loext:marker-style-name="T4"/>
      <text:p text:style-name="P8" loext:marker-style-name="T4"><text:span text:style-name="T13">6.</text:span>Number Classification</text:p>
      <text:p text:style-name="P10">Write a program to check if a number is positive, negative, or zero. **Requirements:** - Read an integer from user input - Use if-else statements to classify the number - Print appropriate message for each case</text:p>
      <text:p text:style-name="P9" loext:marker-style-name="T4"/>
      <text:p text:style-name="P9" loext:marker-style-name="T4">Ans:</text:p>
      <text:p text:style-name="P9" loext:marker-style-name="T4">public class NumberClassification {</text:p>
      <text:p text:style-name="P9" loext:marker-style-name="T4"/>
      <text:p text:style-name="P9" loext:marker-style-name="T4"><text:s text:c="4"/>public static void main(String[] args) {</text:p>
      <text:p text:style-name="P9" loext:marker-style-name="T4"/>
      <text:p text:style-name="P9" loext:marker-style-name="T4"><text:soft-page-break/><text:s text:c="8"/>int num = 15; // hardcoded number</text:p>
      <text:p text:style-name="P9" loext:marker-style-name="T4"/>
      <text:p text:style-name="P9" loext:marker-style-name="T4"><text:s text:c="8"/>if (num &gt; 0) {</text:p>
      <text:p text:style-name="P9" loext:marker-style-name="T4"><text:s text:c="12"/>System.out.println(num + " is positive");</text:p>
      <text:p text:style-name="P9" loext:marker-style-name="T4"><text:s text:c="8"/>} else if (num &lt; 0) {</text:p>
      <text:p text:style-name="P9" loext:marker-style-name="T4"><text:s text:c="12"/>System.out.println(num + " is negative");</text:p>
      <text:p text:style-name="P9" loext:marker-style-name="T4"><text:s text:c="8"/>} else {</text:p>
      <text:p text:style-name="P9" loext:marker-style-name="T4"><text:s text:c="12"/>System.out.println(num + " is zero");</text:p>
      <text:p text:style-name="P9" loext:marker-style-name="T4"><text:s text:c="8"/>}</text:p>
      <text:p text:style-name="P9" loext:marker-style-name="T4"><text:s text:c="4"/>}</text:p>
      <text:p text:style-name="P9" loext:marker-style-name="T4">}</text:p>
      <text:p text:style-name="P9" loext:marker-style-name="T4"/>
      <text:p text:style-name="P8" loext:marker-style-name="T4"><text:span text:style-name="T13">7.</text:span>Find Largest of Three Numbers</text:p>
      <text:p text:style-name="P10">Create a program to find the largest among three numbers using if-else statements. **Requirements:** - Read three integers from user input - Use nested if-else or if-else if statements - Handle cases where numbers might be equal</text:p>
      <text:p text:style-name="P9" loext:marker-style-name="T4">Ans:</text:p>
      <text:p text:style-name="P9" loext:marker-style-name="T4">public class LargestOfThree {</text:p>
      <text:p text:style-name="P9" loext:marker-style-name="T4"/>
      <text:p text:style-name="P9" loext:marker-style-name="T4"><text:s text:c="4"/>public static void main(String[] args) {</text:p>
      <text:p text:style-name="P9" loext:marker-style-name="T4"/>
      <text:p text:style-name="P9" loext:marker-style-name="T4"><text:s text:c="8"/>// Hardcoded numbers</text:p>
      <text:p text:style-name="P9" loext:marker-style-name="T4"><text:s text:c="8"/>int num1 = 10;</text:p>
      <text:p text:style-name="P9" loext:marker-style-name="T4"><text:s text:c="8"/>int num2 = 25;</text:p>
      <text:p text:style-name="P9" loext:marker-style-name="T4"><text:s text:c="8"/>int num3 = 15;</text:p>
      <text:p text:style-name="P9" loext:marker-style-name="T4"/>
      <text:p text:style-name="P9" loext:marker-style-name="T4"><text:s text:c="8"/>// Finding the largest number</text:p>
      <text:p text:style-name="P9" loext:marker-style-name="T4"><text:s text:c="8"/>if (num1 &gt;= num2 &amp;&amp; num1 &gt;= num3) {</text:p>
      <text:p text:style-name="P9" loext:marker-style-name="T4"><text:s text:c="12"/>System.out.println("Largest number is: " + num1);</text:p>
      <text:p text:style-name="P9" loext:marker-style-name="T4"><text:s text:c="8"/>} else if (num2 &gt;= num1 &amp;&amp; num2 &gt;= num3) {</text:p>
      <text:p text:style-name="P9" loext:marker-style-name="T4"><text:s text:c="12"/>System.out.println("Largest number is: " + num2);</text:p>
      <text:p text:style-name="P9" loext:marker-style-name="T4"><text:s text:c="8"/>} else {</text:p>
      <text:p text:style-name="P9" loext:marker-style-name="T4"><text:s text:c="12"/>System.out.println("Largest number is: " + num3);</text:p>
      <text:p text:style-name="P9" loext:marker-style-name="T4"><text:s text:c="8"/>}</text:p>
      <text:p text:style-name="P9" loext:marker-style-name="T4"><text:s text:c="4"/>}</text:p>
      <text:p text:style-name="P9" loext:marker-style-name="T4">}</text:p>
      <text:p text:style-name="P9" loext:marker-style-name="T4"/>
      <text:p text:style-name="P8" loext:marker-style-name="T4"><text:span text:style-name="T13">8.</text:span>Leap Year Checker</text:p>
      <text:p text:style-name="P10">Write a program to check if a given year is a leap year. **Requirements:** - A year is leap if it's divisible by 4 - Exception: if divisible by 100, it's not leap unless also divisible by 400 - Use logical operators in conditions</text:p>
      <text:p text:style-name="P9" loext:marker-style-name="T4">Ans:</text:p>
      <text:p text:style-name="P9" loext:marker-style-name="T4">public class LeapYearChecker {</text:p>
      <text:p text:style-name="P9" loext:marker-style-name="T4"/>
      <text:p text:style-name="P9" loext:marker-style-name="T4"><text:s text:c="4"/>public static void main(String[] args) {</text:p>
      <text:p text:style-name="P9" loext:marker-style-name="T4"/>
      <text:p text:style-name="P9" loext:marker-style-name="T4"><text:s text:c="8"/>int year = 2024; // Hardcoded year</text:p>
      <text:p text:style-name="P9" loext:marker-style-name="T4"><text:soft-page-break/></text:p>
      <text:p text:style-name="P9" loext:marker-style-name="T4"><text:s text:c="8"/>// Leap year condition</text:p>
      <text:p text:style-name="P9" loext:marker-style-name="T4"><text:s text:c="8"/>if ((year % 4 == 0 &amp;&amp; year % 100 != 0) || (year % 400 == 0)) {</text:p>
      <text:p text:style-name="P9" loext:marker-style-name="T4"><text:s text:c="12"/>System.out.println(year + " is a leap year");</text:p>
      <text:p text:style-name="P9" loext:marker-style-name="T4"><text:s text:c="8"/>} else {</text:p>
      <text:p text:style-name="P9" loext:marker-style-name="T4"><text:s text:c="12"/>System.out.println(year + " is not a leap year");</text:p>
      <text:p text:style-name="P9" loext:marker-style-name="T4"><text:s text:c="8"/>}</text:p>
      <text:p text:style-name="P9" loext:marker-style-name="T4"><text:s text:c="4"/>}</text:p>
      <text:p text:style-name="P9" loext:marker-style-name="T4">}</text:p>
      <text:p text:style-name="P9" loext:marker-style-name="T4"/>
      <text:p text:style-name="P8" loext:marker-style-name="T4"><text:span text:style-name="T13">9.</text:span>Day of the Week (Switch Statement)</text:p>
      <text:p text:style-name="P10">Create a program using switch statement to display the day of the week. **Requirements:** - Read a number (1-7) representing day of week - Use switch statement to print corresponding day name - Handle invalid input with default case</text:p>
      <text:p text:style-name="P9" loext:marker-style-name="T4">Ans:</text:p>
      <text:p text:style-name="P9" loext:marker-style-name="T4">public class DayOfWeek {</text:p>
      <text:p text:style-name="P9" loext:marker-style-name="T4"/>
      <text:p text:style-name="P9" loext:marker-style-name="T4"><text:s text:c="4"/>public static void main(String[] args) {</text:p>
      <text:p text:style-name="P9" loext:marker-style-name="T4"/>
      <text:p text:style-name="P9" loext:marker-style-name="T4"><text:s text:c="8"/>int day = 3; // Hardcoded day number (1-7)</text:p>
      <text:p text:style-name="P9" loext:marker-style-name="T4"/>
      <text:p text:style-name="P9" loext:marker-style-name="T4"><text:s text:c="8"/>switch (day) {</text:p>
      <text:p text:style-name="P9" loext:marker-style-name="T4"><text:s text:c="12"/>case 1:</text:p>
      <text:p text:style-name="P9" loext:marker-style-name="T4"><text:s text:c="16"/>System.out.println("Monday");</text:p>
      <text:p text:style-name="P9" loext:marker-style-name="T4"><text:s text:c="16"/>break;</text:p>
      <text:p text:style-name="P9" loext:marker-style-name="T4"><text:s text:c="12"/>case 2:</text:p>
      <text:p text:style-name="P9" loext:marker-style-name="T4"><text:s text:c="16"/>System.out.println("Tuesday");</text:p>
      <text:p text:style-name="P9" loext:marker-style-name="T4"><text:s text:c="16"/>break;</text:p>
      <text:p text:style-name="P9" loext:marker-style-name="T4"><text:s text:c="12"/>case 3:</text:p>
      <text:p text:style-name="P9" loext:marker-style-name="T4"><text:s text:c="16"/>System.out.println("Wednesday");</text:p>
      <text:p text:style-name="P9" loext:marker-style-name="T4"><text:s text:c="16"/>break;</text:p>
      <text:p text:style-name="P9" loext:marker-style-name="T4"><text:s text:c="12"/>case 4:</text:p>
      <text:p text:style-name="P9" loext:marker-style-name="T4"><text:s text:c="16"/>System.out.println("Thursday");</text:p>
      <text:p text:style-name="P9" loext:marker-style-name="T4"><text:s text:c="16"/>break;</text:p>
      <text:p text:style-name="P9" loext:marker-style-name="T4"><text:s text:c="12"/>case 5:</text:p>
      <text:p text:style-name="P9" loext:marker-style-name="T4"><text:s text:c="16"/>System.out.println("Friday");</text:p>
      <text:p text:style-name="P9" loext:marker-style-name="T4"><text:s text:c="16"/>break;</text:p>
      <text:p text:style-name="P9" loext:marker-style-name="T4"><text:s text:c="12"/>case 6:</text:p>
      <text:p text:style-name="P9" loext:marker-style-name="T4"><text:s text:c="16"/>System.out.println("Saturday");</text:p>
      <text:p text:style-name="P9" loext:marker-style-name="T4"><text:s text:c="16"/>break;</text:p>
      <text:p text:style-name="P9" loext:marker-style-name="T4"><text:s text:c="12"/>case 7:</text:p>
      <text:p text:style-name="P9" loext:marker-style-name="T4"><text:s text:c="16"/>System.out.println("Sunday");</text:p>
      <text:p text:style-name="P9" loext:marker-style-name="T4"><text:s text:c="16"/>break;</text:p>
      <text:p text:style-name="P9" loext:marker-style-name="T4"><text:s text:c="12"/>default:</text:p>
      <text:p text:style-name="P9" loext:marker-style-name="T4"><text:s text:c="16"/>System.out.println("Invalid day number! Please enter 1-7.");</text:p>
      <text:p text:style-name="P9" loext:marker-style-name="T4"><text:s text:c="8"/>}</text:p>
      <text:p text:style-name="P9" loext:marker-style-name="T4"><text:s text:c="4"/>}</text:p>
      <text:p text:style-name="P9" loext:marker-style-name="T4">}</text:p>
      <text:p text:style-name="P9" loext:marker-style-name="T4"><text:soft-page-break/></text:p>
      <text:p text:style-name="P8" loext:marker-style-name="T4"><text:span text:style-name="T13">10.</text:span>Simple Calculator (Switch Statement)</text:p>
      <text:p text:style-name="P10">Write a program to create a simple calculator using switch statement. **Requirements:** - Read two numbers and an operator (+, -, *, /) - Use switch statement to perform the operation - Handle division by zero - Display the result</text:p>
      <text:p text:style-name="P9" loext:marker-style-name="T4">Ans:</text:p>
      <text:p text:style-name="P9" loext:marker-style-name="T4">public class SimpleCalculator {</text:p>
      <text:p text:style-name="P9" loext:marker-style-name="T4"/>
      <text:p text:style-name="P9" loext:marker-style-name="T4"><text:s text:c="4"/>public static void main(String[] args) {</text:p>
      <text:p text:style-name="P9" loext:marker-style-name="T4"/>
      <text:p text:style-name="P9" loext:marker-style-name="T4"><text:s text:c="8"/>double num1 = 10; <text:s text:c="4"/>// first number</text:p>
      <text:p text:style-name="P9" loext:marker-style-name="T4"><text:s text:c="8"/>double num2 = 5; <text:s text:c="5"/>// second number</text:p>
      <text:p text:style-name="P9" loext:marker-style-name="T4"><text:s text:c="8"/>char operator = '/'; <text:s/>// operator: +, -, *, /</text:p>
      <text:p text:style-name="P9" loext:marker-style-name="T4"/>
      <text:p text:style-name="P9" loext:marker-style-name="T4"><text:s text:c="8"/>double result;</text:p>
      <text:p text:style-name="P9" loext:marker-style-name="T4"/>
      <text:p text:style-name="P9" loext:marker-style-name="T4"><text:s text:c="8"/>switch (operator) {</text:p>
      <text:p text:style-name="P9" loext:marker-style-name="T4"><text:s text:c="12"/>case '+':</text:p>
      <text:p text:style-name="P9" loext:marker-style-name="T4"><text:s text:c="16"/>result = num1 + num2;</text:p>
      <text:p text:style-name="P9" loext:marker-style-name="T4"><text:s text:c="16"/>System.out.println("Result: " + result);</text:p>
      <text:p text:style-name="P9" loext:marker-style-name="T4"><text:s text:c="16"/>break;</text:p>
      <text:p text:style-name="P9" loext:marker-style-name="T4"><text:s text:c="12"/>case '-':</text:p>
      <text:p text:style-name="P9" loext:marker-style-name="T4"><text:s text:c="16"/>result = num1 - num2;</text:p>
      <text:p text:style-name="P9" loext:marker-style-name="T4"><text:s text:c="16"/>System.out.println("Result: " + result);</text:p>
      <text:p text:style-name="P9" loext:marker-style-name="T4"><text:s text:c="16"/>break;</text:p>
      <text:p text:style-name="P9" loext:marker-style-name="T4"><text:s text:c="12"/>case '*':</text:p>
      <text:p text:style-name="P9" loext:marker-style-name="T4"><text:s text:c="16"/>result = num1 * num2;</text:p>
      <text:p text:style-name="P9" loext:marker-style-name="T4"><text:s text:c="16"/>System.out.println("Result: " + result);</text:p>
      <text:p text:style-name="P9" loext:marker-style-name="T4"><text:s text:c="16"/>break;</text:p>
      <text:p text:style-name="P9" loext:marker-style-name="T4"><text:s text:c="12"/>case '/':</text:p>
      <text:p text:style-name="P9" loext:marker-style-name="T4"><text:s text:c="16"/>if (num2 != 0) {</text:p>
      <text:p text:style-name="P9" loext:marker-style-name="T4"><text:s text:c="20"/>result = num1 / num2;</text:p>
      <text:p text:style-name="P9" loext:marker-style-name="T4"><text:s text:c="20"/>System.out.println("Result: " + result);</text:p>
      <text:p text:style-name="P9" loext:marker-style-name="T4"><text:s text:c="16"/>} else {</text:p>
      <text:p text:style-name="P9" loext:marker-style-name="T4"><text:s text:c="20"/>System.out.println("Error: Division by zero!");</text:p>
      <text:p text:style-name="P9" loext:marker-style-name="T4"><text:s text:c="16"/>}</text:p>
      <text:p text:style-name="P9" loext:marker-style-name="T4"><text:s text:c="16"/>break;</text:p>
      <text:p text:style-name="P9" loext:marker-style-name="T4"><text:s text:c="12"/>default:</text:p>
      <text:p text:style-name="P9" loext:marker-style-name="T4"><text:s text:c="16"/>System.out.println("Invalid operator! Use +, -, *, /");</text:p>
      <text:p text:style-name="P9" loext:marker-style-name="T4"><text:s text:c="8"/>}</text:p>
      <text:p text:style-name="P9" loext:marker-style-name="T4"><text:s text:c="4"/>}</text:p>
      <text:p text:style-name="P9" loext:marker-style-name="T4">}</text:p>
      <text:p text:style-name="P9" loext:marker-style-name="T4"/>
      <text:p text:style-name="P8" loext:marker-style-name="T4"><text:span text:style-name="T13">11.</text:span>Print Numbers Using For Loop</text:p>
      <text:p text:style-name="P10">Write a program to print numbers from 1 to N using a for loop. **Requirements:** - Read the value of N from user input - Use for loop to print numbers from 1 to N - Print numbers in a single line separated by spaces</text:p>
      <text:p text:style-name="P9" loext:marker-style-name="T4"><text:soft-page-break/>Ans:</text:p>
      <text:p text:style-name="P9" loext:marker-style-name="T4">public class PrintNumbers {</text:p>
      <text:p text:style-name="P9" loext:marker-style-name="T4"/>
      <text:p text:style-name="P9" loext:marker-style-name="T4"><text:s text:c="4"/>public static void main(String[] args) {</text:p>
      <text:p text:style-name="P9" loext:marker-style-name="T4"/>
      <text:p text:style-name="P9" loext:marker-style-name="T4"><text:s text:c="8"/>int N = 10; // Hardcoded value of N</text:p>
      <text:p text:style-name="P9" loext:marker-style-name="T4"/>
      <text:p text:style-name="P9" loext:marker-style-name="T4"><text:s text:c="8"/>// Print numbers from 1 to N in a single line</text:p>
      <text:p text:style-name="P9" loext:marker-style-name="T4"><text:s text:c="8"/>for (int i = 1; i &lt;= N; i++) {</text:p>
      <text:p text:style-name="P9" loext:marker-style-name="T4"><text:s text:c="12"/>System.out.print(i + " ");</text:p>
      <text:p text:style-name="P9" loext:marker-style-name="T4"><text:s text:c="8"/>}</text:p>
      <text:p text:style-name="P9" loext:marker-style-name="T4"><text:s text:c="4"/>}</text:p>
      <text:p text:style-name="P9" loext:marker-style-name="T4">}</text:p>
      <text:p text:style-name="P9" loext:marker-style-name="T4"/>
      <text:p text:style-name="P8" loext:marker-style-name="T4"><text:span text:style-name="T13">12.</text:span>Factorial Calculator (While Loop)</text:p>
      <text:p text:style-name="P10">Create a program to calculate factorial of a number using while loop. **Requirements:** - Read a positive integer from user input - Use while loop to calculate factorial - Handle edge case for 0! = 1 - Use appropriate data type to handle large results</text:p>
      <text:h text:style-name="P2" text:outline-level="4">Ans:</text:h>
      <text:p text:style-name="P13">public class FactorialCalculator {</text:p>
      <text:p text:style-name="P13"/>
      <text:p text:style-name="P13"><text:s text:c="4"/>public static void main(String[] args) {</text:p>
      <text:p text:style-name="P13"/>
      <text:p text:style-name="P13"><text:s text:c="8"/>int num = 5; // Hardcoded input</text:p>
      <text:p text:style-name="P13"><text:s text:c="8"/>long factorial = 1; // Use long to handle larger results</text:p>
      <text:p text:style-name="P13"><text:s text:c="8"/>int i = num;</text:p>
      <text:p text:style-name="P13"/>
      <text:p text:style-name="P13"><text:s text:c="8"/>// Factorial calculation using while loop</text:p>
      <text:p text:style-name="P13"><text:s text:c="8"/>while (i &gt; 0) {</text:p>
      <text:p text:style-name="P13"><text:s text:c="12"/>factorial *= i;</text:p>
      <text:p text:style-name="P13"><text:s text:c="12"/>i--;</text:p>
      <text:p text:style-name="P13"><text:s text:c="8"/>}</text:p>
      <text:p text:style-name="P13"/>
      <text:p text:style-name="P13"><text:s text:c="8"/>System.out.println("Factorial of " + num + " is: " + factorial);</text:p>
      <text:p text:style-name="P13"><text:s text:c="4"/>}</text:p>
      <text:p text:style-name="P13">}</text:p>
      <text:p text:style-name="P13"><text:soft-page-break/></text:p>
      <text:p text:style-name="P12"><text:span text:style-name="T13">13.</text:span>Multiplication Table (Nested Loops)</text:p>
      <text:p text:style-name="P10">Write a program to print multiplication tables using nested loops. **Requirements:** - Print multiplication tables for numbers 1 to 5 - Each table should show multiplications from 1 to 10 - Use nested for loops - Format output clearly</text:p>
      <text:h text:style-name="P2" text:outline-level="4">Ans:</text:h>
      <text:p text:style-name="P13">public class MultiplicationTables {</text:p>
      <text:p text:style-name="P13"/>
      <text:p text:style-name="P13"><text:s text:c="4"/>public static void main(String[] args) {</text:p>
      <text:p text:style-name="P13"/>
      <text:p text:style-name="P13"><text:s text:c="8"/>// Outer loop for numbers 1 to 5</text:p>
      <text:p text:style-name="P13"><text:s text:c="8"/>for (int i = 1; i &lt;= 5; i++) {</text:p>
      <text:p text:style-name="P13"><text:s text:c="12"/>System.out.println("Table of " + i + ":");</text:p>
      <text:p text:style-name="P13"/>
      <text:p text:style-name="P13"><text:s text:c="12"/>// Inner loop for multiplication 1 to 10</text:p>
      <text:p text:style-name="P13"><text:s text:c="12"/>for (int j = 1; j &lt;= 10; j++) {</text:p>
      <text:p text:style-name="P13"><text:s text:c="16"/>System.out.println(i + " x " + j + " = " + (i * j));</text:p>
      <text:p text:style-name="P13"><text:s text:c="12"/>}</text:p>
      <text:p text:style-name="P13"/>
      <text:p text:style-name="P13"><text:s text:c="12"/>System.out.println(); // Blank line after each table</text:p>
      <text:p text:style-name="P13"><text:s text:c="8"/>}</text:p>
      <text:p text:style-name="P13"><text:s text:c="4"/>}</text:p>
      <text:p text:style-name="P13">}</text:p>
      <text:p text:style-name="P12"><text:span text:style-name="T13">14.</text:span>Star Pattern Printing</text:p>
      <text:p text:style-name="P10">Create a program to print various star patterns using nested loops. **Requirements:** - Print a right triangle pattern of stars - Print a pyramid pattern of stars - Use nested loops for pattern generation - Make patterns scalable based on input size</text:p>
      <text:p text:style-name="P13">Ans:</text:p>
      <text:p text:style-name="P13">public class StarPatterns {</text:p>
      <text:p text:style-name="P13"/>
      <text:p text:style-name="P13"><text:s text:c="4"/>public static void main(String[] args) {</text:p>
      <text:p text:style-name="P13"><text:soft-page-break/></text:p>
      <text:p text:style-name="P13"><text:s text:c="8"/>int size = 5; // You can change this to scale the patterns</text:p>
      <text:p text:style-name="P13"/>
      <text:p text:style-name="P13"><text:s text:c="8"/>// Right Triangle Pattern</text:p>
      <text:p text:style-name="P13"><text:s text:c="8"/>System.out.println("Right Triangle Pattern:");</text:p>
      <text:p text:style-name="P13"><text:s text:c="8"/>for (int i = 1; i &lt;= size; i++) {</text:p>
      <text:p text:style-name="P13"><text:s text:c="12"/>for (int j = 1; j &lt;= i; j++) {</text:p>
      <text:p text:style-name="P13"><text:s text:c="16"/>System.out.print("* ");</text:p>
      <text:p text:style-name="P13"><text:s text:c="12"/>}</text:p>
      <text:p text:style-name="P13"><text:s text:c="12"/>System.out.println();</text:p>
      <text:p text:style-name="P13"><text:s text:c="8"/>}</text:p>
      <text:p text:style-name="P13"/>
      <text:p text:style-name="P13"><text:s text:c="8"/>System.out.println(); // Blank line between patterns</text:p>
      <text:p text:style-name="P13"/>
      <text:p text:style-name="P13"><text:s text:c="8"/>// Pyramid Pattern</text:p>
      <text:p text:style-name="P13"><text:s text:c="8"/>System.out.println("Pyramid Pattern:");</text:p>
      <text:p text:style-name="P13"><text:s text:c="8"/>for (int i = 1; i &lt;= size; i++) {</text:p>
      <text:p text:style-name="P13"><text:s text:c="12"/>// Print spaces</text:p>
      <text:p text:style-name="P13"><text:s text:c="12"/>for (int j = i; j &lt; size; j++) {</text:p>
      <text:p text:style-name="P13"><text:s text:c="16"/>System.out.print(" <text:s/>");</text:p>
      <text:p text:style-name="P13"><text:s text:c="12"/>}</text:p>
      <text:p text:style-name="P13"><text:s text:c="12"/>// Print stars</text:p>
      <text:p text:style-name="P13"><text:s text:c="12"/>for (int k = 1; k &lt;= (2 * i - 1); k++) {</text:p>
      <text:p text:style-name="P13"><text:s text:c="16"/>System.out.print("* ");</text:p>
      <text:p text:style-name="P13"><text:s text:c="12"/>}</text:p>
      <text:p text:style-name="P13"><text:s text:c="12"/>System.out.println();</text:p>
      <text:p text:style-name="P13"><text:s text:c="8"/>}</text:p>
      <text:p text:style-name="P13"><text:s text:c="4"/>}</text:p>
      <text:p text:style-name="P13">}</text:p>
      <text:p text:style-name="P12"/>
      <text:p text:style-name="P12"><text:soft-page-break/></text:p>
      <text:p text:style-name="P12"><text:span text:style-name="T13">15.</text:span>Prime Number Finder</text:p>
      <text:p text:style-name="P10">Write a program to find and print all prime numbers between 1 and 100 using loops. **Requirements:** - Use nested loops to check for prime numbers - A prime number is divisible only by 1 and itself - Print all prime numbers in the range 1-100 - Optimize the algorithm for better performance</text:p>
      <text:h text:style-name="P2" text:outline-level="4">Ans:</text:h>
      <text:p text:style-name="P13">public class PrimeNumbers {</text:p>
      <text:p text:style-name="P13"/>
      <text:p text:style-name="P13"><text:s text:c="4"/>public static void main(String[] args) {</text:p>
      <text:p text:style-name="P13"/>
      <text:p text:style-name="P13"><text:s text:c="8"/>System.out.print("Prime numbers between 1 and 100: ");</text:p>
      <text:p text:style-name="P13"/>
      <text:p text:style-name="P13"><text:s text:c="8"/>for (int num = 2; num &lt;= 100; num++) {</text:p>
      <text:p text:style-name="P13"><text:s text:c="12"/>boolean isPrime = true;</text:p>
      <text:p text:style-name="P13"/>
      <text:p text:style-name="P13"><text:s text:c="12"/>// Check divisibility up to sqrt(num)</text:p>
      <text:p text:style-name="P13"><text:s text:c="12"/>for (int i = 2; i * i &lt;= num; i++) {</text:p>
      <text:p text:style-name="P13"><text:s text:c="16"/>if (num % i == 0) {</text:p>
      <text:p text:style-name="P13"><text:s text:c="20"/>isPrime = false;</text:p>
      <text:p text:style-name="P13"><text:s text:c="20"/>break; // Not prime</text:p>
      <text:p text:style-name="P13"><text:s text:c="16"/>}</text:p>
      <text:p text:style-name="P13"><text:s text:c="12"/>}</text:p>
      <text:p text:style-name="P13"/>
      <text:p text:style-name="P13"><text:s text:c="12"/>if (isPrime) {</text:p>
      <text:p text:style-name="P13"><text:s text:c="16"/>System.out.print(num + " ");</text:p>
      <text:p text:style-name="P13"><text:s text:c="12"/>}</text:p>
      <text:p text:style-name="P13"><text:s text:c="8"/>}</text:p>
      <text:p text:style-name="P13"><text:s text:c="4"/>}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5T17:53:12.727000000</meta:creation-date>
    <meta:generator>LibreOffice/7.6.2.1$Windows_X86_64 LibreOffice_project/56f7684011345957bbf33a7ee678afaf4d2ba333</meta:generator>
    <dc:date>2025-12-25T19:56:33.973000000</dc:date>
    <meta:editing-duration>PT2H3M19S</meta:editing-duration>
    <meta:editing-cycles>6</meta:editing-cycles>
    <meta:document-statistic meta:table-count="0" meta:image-count="0" meta:object-count="0" meta:page-count="10" meta:paragraph-count="266" meta:word-count="1836" meta:character-count="12695" meta:non-whitespace-character-count="8745"/>
  </office:meta>
</office:document-meta>
</file>